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svg:stroke-width="0.051cm" draw:marker-start-width="0cm" draw:marker-end-width="0cm" draw:fill="none" draw:textarea-vertical-align="middle" fo:padding-top="0.152cm" fo:padding-bottom="0.152cm" fo:padding-left="0.277cm" fo:padding-right="0.277cm"/>
    </style:style>
    <style:style style:name="gr3" style:family="graphic" style:parent-style-name="standard">
      <style:graphic-properties draw:stroke="none" svg:stroke-width="0cm" svg:stroke-color="#2c001e" draw:marker-start-width="0cm" draw:marker-end-width="0cm" draw:fill="solid" draw:fill-color="#333333" draw:textarea-horizontal-align="justify" draw:textarea-vertical-align="middle" draw:auto-grow-height="false" fo:padding-top="0.127cm" fo:padding-bottom="0.127cm" fo:padding-left="0.252cm" fo:padding-right="0.252cm"/>
    </style:style>
    <style:style style:name="gr4" style:family="graphic" style:parent-style-name="standard">
      <style:graphic-properties draw:stroke="solid" svg:stroke-width="0.025cm" svg:stroke-color="#000000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>
      <style:graphic-properties draw:stroke="solid" svg:stroke-width="0cm"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cm" svg:stroke-color="#000000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7.239cm" svg:x="8.452cm" svg:y="1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56cm" svg:y1="1.27cm" svg:x2="6.856cm" svg:y2="8.89cm">
          <text:p/>
        </draw:line>
        <draw:custom-shape draw:style-name="gr3" draw:text-style-name="P2" draw:layer="layout" svg:width="2.032cm" svg:height="1.016cm" svg:x="3.197cm" svg:y="1.497cm">
          <text:p text:style-name="P1"><text:span text:style-name="T1">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794cm" svg:height="0.989cm" svg:x="5.461cm" svg:y="1.551cm">
          <text:p text:style-name="P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3.048cm" svg:height="0.635cm" svg:x="8.818cm" svg:y="1.724cm">
          <text:p text:style-name="P1"><text:span text:style-name="T2">Host Interfac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48cm" svg:height="0.635cm" svg:x="8.818cm" svg:y="4.01cm">
          <text:p text:style-name="P1"><text:span text:style-name="T2">Primitive St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381cm" svg:x="9.961cm" svg:y="2.4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3.048cm" svg:height="0.635cm" svg:x="8.818cm" svg:y="5.228cm">
          <text:p text:style-name="P1"><text:span text:style-name="T2">Raster Stag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48cm" svg:height="0.635cm" svg:x="8.818cm" svg:y="6.35cm">
          <text:p text:style-name="P1"><text:span text:style-name="T2">Shader Stag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048cm" svg:height="0.635cm" svg:x="8.818cm" svg:y="7.566cm">
          <text:p text:style-name="P1"><text:span text:style-name="T2">FBI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878cm" svg:height="0.962cm" svg:x="12.092cm" svg:y="1.27cm">
          <draw:text-box>
            <text:p text:style-name="P5">GPU</text:p>
          </draw:text-box>
        </draw:frame>
        <draw:custom-shape draw:style-name="gr5" draw:text-style-name="P4" draw:layer="layout" svg:width="3.048cm" svg:height="0.635cm" svg:x="8.818cm" svg:y="2.867cm">
          <text:p text:style-name="P1"><text:span text:style-name="T2">Vertex Stag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5cm" svg:height="0.381cm" svg:x="9.962cm" svg:y="3.5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35cm" svg:height="0.381cm" svg:x="9.963cm" svg:y="4.7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35cm" svg:height="0.381cm" svg:x="9.961cm" svg:y="5.9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35cm" svg:height="0.381cm" svg:x="9.961cm" svg:y="7.1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layer="layout" svg:width="1.905cm" svg:height="0.962cm" svg:x="1.27cm" svg:y="1.27cm">
          <draw:text-box>
            <text:p>CP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08:58:35.752644347</meta:creation-date>
    <dc:date>2014-07-15T13:01:33.915777741</dc:date>
    <meta:editing-duration>PT57M23S</meta:editing-duration>
    <meta:editing-cycles>20</meta:editing-cycles>
    <meta:generator>LibreOffice/4.1.3.2$Linux_X86_64 LibreOffice_project/410m0$Build-2</meta:generator>
    <meta:document-statistic meta:object-count="17"/>
  </office:meta>
</office:document-meta>
</file>